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宋体" fo:font-size="11pt" style:font-size-asian="11pt"/>
    </style:style>
    <style:style style:name="P2" style:family="paragraph" style:parent-style-name="Standard">
      <style:text-properties fo:color="#ff3333"/>
    </style:style>
    <style:style style:name="P3" style:family="paragraph" style:parent-style-name="Standard">
      <style:text-properties fo:color="#ff3333" style:font-name="宋体" fo:font-size="11pt" style:font-size-asian="11pt"/>
    </style:style>
    <style:style style:name="P4" style:family="paragraph" style:parent-style-name="Standard">
      <style:text-properties fo:color="#3333ff" style:font-name="宋体" fo:font-size="11pt" style:font-size-asian="11pt"/>
    </style:style>
    <style:style style:name="T1" style:family="text">
      <style:text-properties style:font-name="宋体" fo:font-size="11pt" style:font-size-asian="11pt"/>
    </style:style>
    <style:style style:name="T2" style:family="text">
      <style:text-properties style:font-name="宋体" fo:font-size="11pt" fo:font-weight="bold" style:font-size-asian="11pt" style:font-weight-asian="bold" style:font-weight-complex="bold"/>
    </style:style>
    <style:style style:name="T3" style:family="text">
      <style:text-properties fo:color="#ff3333" fo:font-weight="bold" style:language-asian="zh" style:country-asian="CN" style:font-weight-asian="bold" style:font-weight-complex="bold"/>
    </style:style>
    <style:style style:name="T4" style:family="text">
      <style:text-properties fo:color="#ff3333" style:font-name="宋体" fo:font-size="11pt" style:font-size-asian="11pt"/>
    </style:style>
    <style:style style:name="T5" style:family="text">
      <style:text-properties fo:color="#ff3333" style:font-name="宋体" fo:font-size="11pt" fo:font-weight="bold" style:font-size-asian="11pt" style:font-weight-asian="bold" style:font-weight-complex="bold"/>
    </style:style>
    <style:style style:name="T6" style:family="text">
      <style:text-properties fo:color="#3333ff"/>
    </style:style>
    <style:style style:name="T7" style:family="text">
      <style:text-properties fo:color="#cc6699" style:font-name="宋体" fo:font-size="11pt" style:font-size-asian="11pt"/>
    </style:style>
    <style:style style:name="T8" style:family="text">
      <style:text-properties fo:color="#661900" style:font-name="宋体" fo:font-size="11pt" style:font-size-asian="11pt"/>
    </style:style>
    <style:style style:name="T9" style:family="text">
      <style:text-properties fo:color="#000000" style:font-name="宋体" fo:font-size="11pt" fo:font-weight="bold" style:font-size-asian="11pt" style:font-weight-asian="bold" style:font-weight-complex="bold"/>
    </style:style>
    <style:style style:name="T10" style:family="text">
      <style:text-properties fo:color="#000000" style:font-name="宋体" fo:font-size="11pt" style:font-size-asian="11pt"/>
    </style:style>
    <style:style style:name="T11" style:family="text">
      <style:text-properties fo:color="#000000" style:font-name="宋体" fo:font-size="11pt" officeooo:rsid="0023099c" style:font-size-asian="11pt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<text:s text:c="33"/><text:span text:style-name="T3">VCARD工具使用说明</text:span></text:p>
      <text:p text:style-name="Standard"><text:span text:style-name="T1"><text:s text:c="14"/></text:span><text:span text:style-name="T9">一.vcf转txt:</text:span></text:p>
      <text:p text:style-name="Standard"><text:span text:style-name="T1"><text:s text:c="17"/></text:span><text:span text:style-name="T8"><text:s/></text:span><text:span text:style-name="T10">打开一个vcf文件--&gt;点击菜单栏的</text:span><text:span text:style-name="T11">导</text:span><text:span text:style-name="T10">出菜单--&gt;导出成txt--&gt;保存时默认添加后缀名,也可以自己添加.</text:span></text:p>
      <text:p text:style-name="Standard"><text:span text:style-name="T1"><text:s text:c="14"/></text:span><text:span text:style-name="T9">二.txt转vcf:</text:span></text:p>
      <text:p text:style-name="P1"><text:s text:c="17"/>1.打开一个保存电话号码和姓名的txt文件，文件格式如下:</text:p>
      <text:p text:style-name="P1"/>
      <text:p text:style-name="P1"><text:s text:c="17"/>#姓名<text:tab/>手机号码<text:tab/>移动虚拟号 <text:s text:c="2"/></text:p>
      <text:p text:style-name="P1"><text:s text:c="17"/>徐文长<text:tab/>13859999133<text:tab/>597133 <text:s text:c="3"/>(字段之间用tab符号分割) <text:s text:c="3"/></text:p>
      <text:p text:style-name="P1"><text:s text:c="17"/>李白 , 1385999999 ; <text:s text:c="4"/>59799 <text:s text:c="3"/>(字段之间用,或者;符号分割) <text:s text:c="8"/></text:p>
      <text:p text:style-name="P1"><text:s text:c="17"/>"中国人", "13859999133" ( ", " 因为",是分割符号，所以中间的空格会当作 手机号码是空号，这个要注意 )</text:p>
      <text:p text:style-name="P1"><text:s text:c="17"/>曹 操 <text:s/>, 138 5999 9999 , 999999 <text:s/>(字段之间用,分割,名字和号码中间可以有空格) <text:s text:c="4"/></text:p>
      <text:p text:style-name="P1"><text:s text:c="17"/>刘 备 , <text:s/>138 5999 8888 ; 588888 <text:s/>(字段之间用,或者;分割,名字和号码中间可以有空格)</text:p>
      <text:p text:style-name="P1"><text:s text:c="17"/>"诸葛亮", "13859999133"( ", " 因为",是分割符号，所以中间的空格会当作手机号码是空号，这个要注意 )</text:p>
      <text:p text:style-name="P1"><text:s text:c="17"/># (电话号码中间允许有空格) <text:s/>(空格制表符分割支持)</text:p>
      <text:p text:style-name="P1"><text:s text:c="17"/># (逗号,分号引号支持) (#注释一行)</text:p>
      <text:p text:style-name="P1"><text:s text:c="17"/>#####====&gt;以"#;/"中任意一个字符开头的行表示注释行,在转换时不做处理.</text:p>
      <text:p text:style-name="P1"><text:s text:c="17"/>#####====&gt;文件总共三个字段:姓名,手机号,移动虚拟号. 字段之间必须用",;\t\n\"\'"中的任何一个字符隔开,否则转换出现错误. <text:s/></text:p>
      <text:p text:style-name="Standard"><text:span text:style-name="T1"><text:s text:c="8"/></text:span><text:span text:style-name="T7"><text:s/></text:span><text:span text:style-name="T4"><text:s text:c="7"/>------------------------------</text:span><text:span text:style-name="T5">提示</text:span><text:span text:style-name="T4">------------------------------</text:span></text:p>
      <text:p text:style-name="P3"><text:s text:c="18"/>为了防止出错,建议一律使用如下格式保存电话号码(字段之间用,隔开):</text:p>
      <text:p text:style-name="P4"><text:s text:c="32"/>#姓名 <text:s text:c="4"/>移动电话 <text:s text:c="2"/>固定电话</text:p>
      <text:p text:style-name="P4"><text:s text:c="32"/>张三,1234567890,0987654321</text:p>
      <text:p text:style-name="P4"><text:s text:c="32"/>李四,1234567890,0987654321</text:p>
      <text:p text:style-name="P4"><text:s text:c="32"/>王五,1234567890,0987654321</text:p>
      <text:p text:style-name="P4"><text:s text:c="32"/>小红,1234567890,0987654321</text:p>
      <text:p text:style-name="P3"><text:span text:style-name="T6"><text:s text:c="32"/>小明,1234567890,0987654321</text:span> </text:p>
      <text:p text:style-name="P2"><text:span text:style-name="T1"><text:s text:c="16"/>------------------------------</text:span><text:span text:style-name="T2">分割线</text:span><text:span text:style-name="T1">----------------------------</text:span></text:p>
      <text:p text:style-name="P1"><text:s text:c="17"/>2.点击菜单栏的导出菜单--&gt;导出成vcf--&gt;保存时默认添加后缀名,也可以自己添加.</text:p>
      <text:p text:style-name="P1"><text:s text:c="8"/></text:p>
      <text:p text:style-name="P1"><text:s text:c="12"/></text:p>
      <text:p text:style-name="P1"><text:s text:c="1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2S</meta:editing-duration>
    <meta:editing-cycles>6</meta:editing-cycles>
    <meta:generator>LibreOffice/5.0.3.2$Windows_x86 LibreOffice_project/e5f16313668ac592c1bfb310f4390624e3dbfb75</meta:generator>
    <dc:date>2016-02-12T20:38:59.296000000</dc:date>
    <meta:document-statistic meta:table-count="0" meta:image-count="0" meta:object-count="0" meta:page-count="1" meta:paragraph-count="29" meta:word-count="512" meta:character-count="1551" meta:non-whitespace-character-count="886"/>
    <meta:user-defined meta:name="Info 1"/>
    <meta:user-defined meta:name="Info 2"/>
    <meta:user-defined meta:name="Info 3"/>
    <meta:user-defined meta:name="Info 4"/>
  </office:meta>
</office:document-meta>
</file>